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9">
            <text:p>LGQ-839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1730.0">
            <text:p>173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8">
            <text:p>LGQ-838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3120.0">
            <text:p>312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7">
            <text:p>LGQ-837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2640.0">
            <text:p>264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1">
            <text:p>LGQ-841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2960.0">
            <text:p>296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5">
            <text:p>LGQ-835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1050.0">
            <text:p>105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2">
            <text:p>LGQ-842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3580.0">
            <text:p>358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3">
            <text:p>LGQ-843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3470.0">
            <text:p>3470.0</text:p>
          </table:table-cell>
          <table:table-cell office:value-type="float" office:value="75.0">
            <text:p>7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40">
            <text:p>LGQ-840</text:p>
          </table:table-cell>
          <table:table-cell office:value-type="float" office:value="42.96">
            <text:p>42.96</text:p>
          </table:table-cell>
          <table:table-cell office:value-type="float" office:value="9.34">
            <text:p>9.34</text:p>
          </table:table-cell>
          <table:table-cell office:value-type="float" office:value="830.0">
            <text:p>830.0</text:p>
          </table:table-cell>
          <table:table-cell office:value-type="float" office:value="60.0">
            <text:p>60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71368">
            <text:p>Poz-71368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1315.0">
            <text:p>131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68">
            <text:p>SacA40668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3990.0">
            <text:p>3990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8">
            <text:p>-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69">
            <text:p>SacA40669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1025.0">
            <text:p>1025.0</text:p>
          </table:table-cell>
          <table:table-cell office:value-type="float" office:value="30.0">
            <text:p>3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49">
            <text:p>Poz-65449</text:p>
          </table:table-cell>
          <table:table-cell office:value-type="float" office:value="41.95">
            <text:p>41.95</text:p>
          </table:table-cell>
          <table:table-cell office:value-type="float" office:value="9.41">
            <text:p>9.41</text:p>
          </table:table-cell>
          <table:table-cell office:value-type="float" office:value="5047.0">
            <text:p>5047.0</text:p>
          </table:table-cell>
          <table:table-cell office:value-type="float" office:value="35.0">
            <text:p>35.0</text:p>
          </table:table-cell>
          <table:table-cell office:value-type="string" office:value="Parvicardium exigum (cemented in the beachrock)">
            <text:p>Parvicardium exigum (cemented in the beachrock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0">
            <text:p>Poz-65450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165.0">
            <text:p>416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1">
            <text:p>Poz-65451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175.0">
            <text:p>417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2">
            <text:p>Poz-65452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2810.0">
            <text:p>2810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453">
            <text:p>Poz-65453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935.0">
            <text:p>4935.0</text:p>
          </table:table-cell>
          <table:table-cell office:value-type="float" office:value="30.0">
            <text:p>3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838">
            <text:p>Poz-65838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3720.0">
            <text:p>3720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69">
            <text:p>SacA40669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4245.0">
            <text:p>424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9">
            <text:p>-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8">
            <text:p>SacA40678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2745.0">
            <text:p>274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6">
            <text:p>-1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7">
            <text:p>SacA40677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2620.0">
            <text:p>2620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4">
            <text:p>-1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2">
            <text:p>SacA40672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4295.0">
            <text:p>4295.0</text:p>
          </table:table-cell>
          <table:table-cell office:value-type="float" office:value="30.0">
            <text:p>30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SacA40670">
            <text:p>SacA40670</text:p>
          </table:table-cell>
          <table:table-cell office:value-type="float" office:value="42.99">
            <text:p>42.99</text:p>
          </table:table-cell>
          <table:table-cell office:value-type="float" office:value="9.45">
            <text:p>9.45</text:p>
          </table:table-cell>
          <table:table-cell office:value-type="float" office:value="3630.0">
            <text:p>3630.0</text:p>
          </table:table-cell>
          <table:table-cell office:value-type="float" office:value="30.0">
            <text:p>30.0</text:p>
          </table:table-cell>
          <table:table-cell office:value-type="string" office:value="Bittium reticulatum">
            <text:p>Bittium reticulat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74770">
            <text:p>Poz-74770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5260.0">
            <text:p>5260.0</text:p>
          </table:table-cell>
          <table:table-cell office:value-type="float" office:value="35.0">
            <text:p>3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2">
            <text:p>-4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Poz-65840">
            <text:p>Poz-65840</text:p>
          </table:table-cell>
          <table:table-cell office:value-type="float" office:value="42.09">
            <text:p>42.09</text:p>
          </table:table-cell>
          <table:table-cell office:value-type="float" office:value="9.53">
            <text:p>9.53</text:p>
          </table:table-cell>
          <table:table-cell office:value-type="float" office:value="4065.0">
            <text:p>4065.0</text:p>
          </table:table-cell>
          <table:table-cell office:value-type="float" office:value="35.0">
            <text:p>3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7,VacchiEtal2018a">
            <text:p>VacchiEtal2017,VacchiEtal2018a</text:p>
          </table:table-cell>
        </table:table-row>
        <table:table-row>
          <table:table-cell office:value-type="string" office:value="East_Corsica">
            <text:p>East_Corsica</text:p>
          </table:table-cell>
          <table:table-cell office:value-type="string" office:value="radiocarbon">
            <text:p>radiocarbon</text:p>
          </table:table-cell>
          <table:table-cell office:value-type="string" office:value="LGQ-836">
            <text:p>LGQ-836</text:p>
          </table:table-cell>
          <table:table-cell office:value-type="float" office:value="43.02">
            <text:p>43.02</text:p>
          </table:table-cell>
          <table:table-cell office:value-type="float" office:value="9.4">
            <text:p>9.4</text:p>
          </table:table-cell>
          <table:table-cell office:value-type="float" office:value="2340.0">
            <text:p>2340.0</text:p>
          </table:table-cell>
          <table:table-cell office:value-type="float" office:value="65.0">
            <text:p>65.0</text:p>
          </table:table-cell>
          <table:table-cell office:value-type="string" office:value="Lithophyllum byssoides">
            <text:p>Lithophyllum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8a">
            <text:p>LaborelEtal1994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